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.132cm" fo:margin-top="0cm" fo:margin-bottom="0cm" fo:text-indent="0cm" style:auto-text-indent="false" fo:padding="0cm" fo:border="none"/>
      <style:text-properties style:font-name="Inter" fo:font-size="10.5pt"/>
    </style:style>
    <style:style style:name="P2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</style:style>
    <style:style style:name="P3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4" style:family="paragraph" style:parent-style-name="Text_20_body" style:list-style-name="L2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5" style:family="paragraph" style:parent-style-name="Text_20_body" style:list-style-name="L3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6" style:family="paragraph" style:parent-style-name="Text_20_body" style:list-style-name="L4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7" style:family="paragraph" style:parent-style-name="Text_20_body" style:list-style-name="L5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8" style:family="paragraph" style:parent-style-name="Text_20_body" style:list-style-name="L6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9" style:family="paragraph" style:parent-style-name="Text_20_body" style:list-style-name="L7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0" style:family="paragraph" style:parent-style-name="Text_20_body" style:list-style-name="L8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1" style:family="paragraph" style:parent-style-name="Text_20_body" style:list-style-name="L9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2" style:family="paragraph" style:parent-style-name="Text_20_body" style:list-style-name="L10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3" style:family="paragraph" style:parent-style-name="Text_20_body" style:list-style-name="L11">
      <style:paragraph-properties fo:margin-left="0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4" style:family="paragraph" style:parent-style-name="Text_20_body">
      <style:paragraph-properties fo:margin-left="0cm" fo:margin-right="0cm" fo:margin-top="0.397cm" fo:margin-bottom="0cm" fo:text-indent="0cm" style:auto-text-indent="false" fo:padding-left="0.397cm" fo:padding-right="0.397cm" fo:padding-top="0.185cm" fo:padding-bottom="0.185cm" fo:border="0.002cm solid #000000"/>
      <style:text-properties style:font-name="Inter" fo:font-size="10.5pt"/>
    </style:style>
    <style:style style:name="P15" style:family="paragraph" style:parent-style-name="Text_20_body" style:list-style-name="L1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6" style:family="paragraph" style:parent-style-name="Text_20_body" style:list-style-name="L2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7" style:family="paragraph" style:parent-style-name="Text_20_body" style:list-style-name="L3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8" style:family="paragraph" style:parent-style-name="Text_20_body" style:list-style-name="L4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19" style:family="paragraph" style:parent-style-name="Text_20_body" style:list-style-name="L5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20" style:family="paragraph" style:parent-style-name="Text_20_body" style:list-style-name="L6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21" style:family="paragraph" style:parent-style-name="Text_20_body" style:list-style-name="L7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22" style:family="paragraph" style:parent-style-name="Text_20_body" style:list-style-name="L8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23" style:family="paragraph" style:parent-style-name="Text_20_body" style:list-style-name="L9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24" style:family="paragraph" style:parent-style-name="Text_20_body" style:list-style-name="L10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25" style:family="paragraph" style:parent-style-name="Text_20_body" style:list-style-name="L11">
      <style:paragraph-properties fo:margin-left="0.661cm" fo:margin-right="0cm" fo:margin-top="0cm" fo:margin-bottom="0cm" style:line-height-at-least="0.635cm" fo:text-indent="0cm" style:auto-text-indent="false" fo:padding="0cm" fo:border="none"/>
      <style:text-properties style:font-name="Inter" fo:font-size="10.5pt" fo:letter-spacing="normal" fo:font-weight="normal"/>
    </style:style>
    <style:style style:name="P26" style:family="paragraph" style:parent-style-name="Text_20_body" style:list-style-name="L1">
      <style:paragraph-properties fo:margin-left="0.661cm" fo:margin-right="0cm" fo:margin-top="0cm" fo:margin-bottom="0cm" style:line-height-at-least="0.635cm" fo:text-indent="0cm" style:auto-text-indent="false" fo:padding="0cm" fo:border="none"/>
    </style:style>
    <style:style style:name="P27" style:family="paragraph" style:parent-style-name="Text_20_body" style:list-style-name="L2">
      <style:paragraph-properties fo:margin-left="0.661cm" fo:margin-right="0cm" fo:margin-top="0cm" fo:margin-bottom="0cm" style:line-height-at-least="0.635cm" fo:text-indent="0cm" style:auto-text-indent="false" fo:padding="0cm" fo:border="none"/>
    </style:style>
    <style:style style:name="P28" style:family="paragraph" style:parent-style-name="Text_20_body" style:list-style-name="L3">
      <style:paragraph-properties fo:margin-left="0.661cm" fo:margin-right="0cm" fo:margin-top="0cm" fo:margin-bottom="0cm" style:line-height-at-least="0.635cm" fo:text-indent="0cm" style:auto-text-indent="false" fo:padding="0cm" fo:border="none"/>
    </style:style>
    <style:style style:name="P29" style:family="paragraph" style:parent-style-name="Text_20_body" style:list-style-name="L4">
      <style:paragraph-properties fo:margin-left="0.661cm" fo:margin-right="0cm" fo:margin-top="0cm" fo:margin-bottom="0cm" style:line-height-at-least="0.635cm" fo:text-indent="0cm" style:auto-text-indent="false" fo:padding="0cm" fo:border="none"/>
    </style:style>
    <style:style style:name="P30" style:family="paragraph" style:parent-style-name="Text_20_body" style:list-style-name="L5">
      <style:paragraph-properties fo:margin-left="0.661cm" fo:margin-right="0cm" fo:margin-top="0cm" fo:margin-bottom="0cm" style:line-height-at-least="0.635cm" fo:text-indent="0cm" style:auto-text-indent="false" fo:padding="0cm" fo:border="none"/>
    </style:style>
    <style:style style:name="P31" style:family="paragraph" style:parent-style-name="Text_20_body" style:list-style-name="L6">
      <style:paragraph-properties fo:margin-left="0.661cm" fo:margin-right="0cm" fo:margin-top="0cm" fo:margin-bottom="0cm" style:line-height-at-least="0.635cm" fo:text-indent="0cm" style:auto-text-indent="false" fo:padding="0cm" fo:border="none"/>
    </style:style>
    <style:style style:name="P32" style:family="paragraph" style:parent-style-name="Text_20_body" style:list-style-name="L7">
      <style:paragraph-properties fo:margin-left="0.661cm" fo:margin-right="0cm" fo:margin-top="0cm" fo:margin-bottom="0cm" style:line-height-at-least="0.635cm" fo:text-indent="0cm" style:auto-text-indent="false" fo:padding="0cm" fo:border="none"/>
    </style:style>
    <style:style style:name="P33" style:family="paragraph" style:parent-style-name="Text_20_body" style:list-style-name="L8">
      <style:paragraph-properties fo:margin-left="0.661cm" fo:margin-right="0cm" fo:margin-top="0cm" fo:margin-bottom="0cm" style:line-height-at-least="0.635cm" fo:text-indent="0cm" style:auto-text-indent="false" fo:padding="0cm" fo:border="none"/>
    </style:style>
    <style:style style:name="P34" style:family="paragraph" style:parent-style-name="Text_20_body" style:list-style-name="L9">
      <style:paragraph-properties fo:margin-left="0.661cm" fo:margin-right="0cm" fo:margin-top="0cm" fo:margin-bottom="0cm" style:line-height-at-least="0.635cm" fo:text-indent="0cm" style:auto-text-indent="false" fo:padding="0cm" fo:border="none"/>
    </style:style>
    <style:style style:name="P35" style:family="paragraph" style:parent-style-name="Text_20_body" style:list-style-name="L10">
      <style:paragraph-properties fo:margin-left="0.661cm" fo:margin-right="0cm" fo:margin-top="0cm" fo:margin-bottom="0cm" style:line-height-at-least="0.635cm" fo:text-indent="0cm" style:auto-text-indent="false" fo:padding="0cm" fo:border="none"/>
    </style:style>
    <style:style style:name="P36" style:family="paragraph" style:parent-style-name="Text_20_body" style:list-style-name="L11">
      <style:paragraph-properties fo:margin-left="0.661cm" fo:margin-right="0cm" fo:margin-top="0cm" fo:margin-bottom="0cm" style:line-height-at-least="0.635cm" fo:text-indent="0cm" style:auto-text-indent="false" fo:padding="0cm" fo:border="none"/>
    </style:style>
    <style:style style:name="T1" style:family="text">
      <style:text-properties style:font-name="Inter" fo:font-size="10.5pt" fo:letter-spacing="normal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Strong_20_Emphasis"><text:span text:style-name="T1">The &lt;cd&gt; command is used to:</text:span></text:span></text:p>
      <text:section text:style-name="Sect1" text:name="4167">
        <text:list xml:id="list3133193863383690531" text:style-name="L1">
          <text:list-item>
            <text:p text:style-name="P3">Move files from one directory to another</text:p>
          </text:list-item>
          <text:list-item>
            <text:p text:style-name="P3">Create a new file</text:p>
          </text:list-item>
          <text:list-item>
            <text:p text:style-name="P3">Delete files from the directory</text:p>
          </text:list-item>
          <text:list-item>
            <text:p text:style-name="P3">View a list of all files in the directory</text:p>
          </text:list-item>
          <text:list-item>
            <text:p text:style-name="P3">Restart the program</text:p>
          </text:list-item>
          <text:list-item>
            <text:p text:style-name="P3">Change the current directory<text:tab/><text:tab/><text:tab/>r</text:p>
            <text:p text:style-name="P15">Comments:</text:p>
            <text:p text:style-name="P26"><text:span text:style-name="T1">The </text:span><text:span text:style-name="Strong_20_Emphasis"><text:span text:style-name="T1">cd</text:span></text:span><text:span text:style-name="T1"> command is used to change the current directory.</text:span></text:p>
          </text:list-item>
        </text:list>
        <text:p text:style-name="P14">Score: 0.00</text:p>
      </text:section>
      <text:section text:style-name="Sect1" text:name="4168">
        <text:p text:style-name="P1">2)</text:p>
        <text:p text:style-name="P2"><text:span text:style-name="Strong_20_Emphasis"><text:span text:style-name="T1">What command would you use to enter the directory c:\users\administrator\desktop?</text:span></text:span></text:p>
        <text:list xml:id="list5668846327673076641" text:style-name="L2">
          <text:list-item>
            <text:p text:style-name="P4">cd c:\users\administrator\desktop</text:p>
            <text:p text:style-name="P16">Comments:</text:p>
            <text:p text:style-name="P27"><text:span text:style-name="T1">The </text:span><text:span text:style-name="Strong_20_Emphasis"><text:span text:style-name="T1">cd</text:span></text:span><text:span text:style-name="T1"> command is used to change the current directory.</text:span></text:p>
            <text:p text:style-name="P16">So to enter c:\users\administrator\desktop, run the command:</text:p>
            <text:p text:style-name="P27"><text:span text:style-name="Strong_20_Emphasis"><text:span text:style-name="T1">cd c:\users\administrator\desktop</text:span></text:span></text:p>
          </text:list-item>
          <text:list-item>
            <text:p text:style-name="P4">cp c:\users\administrator\desktop<text:tab/><text:tab/>r</text:p>
          </text:list-item>
          <text:list-item>
            <text:p text:style-name="P4">ls c:\users\administrator\desktop</text:p>
          </text:list-item>
          <text:list-item>
            <text:p text:style-name="P4">dir c:\users\administrator\desktop</text:p>
          </text:list-item>
        </text:list>
        <text:p text:style-name="P14">Score: 0.00</text:p>
      </text:section>
      <text:section text:style-name="Sect1" text:name="4169">
        <text:p text:style-name="P1">3)</text:p>
        <text:p text:style-name="P2"><text:span text:style-name="Strong_20_Emphasis"><text:span text:style-name="T1">What command would you use to create a new folder named “Bootcamp_Time” in this directory?</text:span></text:span></text:p>
        <text:list xml:id="list60268891515358132" text:style-name="L3">
          <text:list-item>
            <text:p text:style-name="P5">mkdir Bootcamp_Time<text:tab/><text:tab/>r</text:p>
            <text:p text:style-name="P17">Comments:</text:p>
            <text:p text:style-name="P28"><text:span text:style-name="T1">The </text:span><text:span text:style-name="Strong_20_Emphasis"><text:span text:style-name="T1">mkdir</text:span></text:span><text:span text:style-name="T1"> command is used to create new directories.</text:span></text:p>
            <text:p text:style-name="P17">To create a new folder in this directory, run the command:</text:p>
            <text:p text:style-name="P28"><text:span text:style-name="Strong_20_Emphasis"><text:span text:style-name="T1">mkdir Bootcamp_Time</text:span></text:span></text:p>
          </text:list-item>
          <text:list-item>
            <text:p text:style-name="P5">cp Bootcamp_Time</text:p>
          </text:list-item>
          <text:list-item>
            <text:p text:style-name="P5">mv Bootcamp_Time</text:p>
          </text:list-item>
          <text:list-item>
            <text:p text:style-name="P5">ls Bootcamp_Time</text:p>
          </text:list-item>
        </text:list>
        <text:p text:style-name="P14">Score: 0.00</text:p>
      </text:section>
      <text:section text:style-name="Sect1" text:name="4170">
        <text:p text:style-name="P1">4)</text:p>
        <text:p text:style-name="P2"><text:span text:style-name="T1">Enter the directory Bootcamp_Time.<text:line-break/></text:span><text:span text:style-name="Strong_20_Emphasis"><text:span text:style-name="T1">In the new directory you created, what command would you use to create a text file named “Announcement.txt” with the content “Hi all! I love this Bootcamp”?</text:span></text:span></text:p>
        <text:list xml:id="list4704094447639349490" text:style-name="L4">
          <text:list-item>
            <text:p text:style-name="P6">start Hi all! I love this Bootcamp &gt; Announcement.txt</text:p>
          </text:list-item>
          <text:list-item>
            <text:p text:style-name="P6"><text:soft-page-break/>dir Hi all! I love this Bootcamp &gt; Announcement.txt</text:p>
          </text:list-item>
          <text:list-item>
            <text:p text:style-name="P6">echo Hi all! I love this Bootcamp &gt; Announcement.txt<text:tab/><text:tab/>r</text:p>
            <text:p text:style-name="P18">Comments:</text:p>
            <text:p text:style-name="P18">The first step is to enter the directory by running the command:</text:p>
            <text:p text:style-name="P29"><text:span text:style-name="Strong_20_Emphasis"><text:span text:style-name="T1">cd Bootcamp_Time</text:span></text:span></text:p>
            <text:p text:style-name="P18">The second step is to create a text file along with its content.</text:p>
            <text:p text:style-name="P29"><text:span text:style-name="T1">The </text:span><text:span text:style-name="Strong_20_Emphasis"><text:span text:style-name="T1">echo </text:span></text:span><text:span text:style-name="T1">command shows strings that are entered into it as arguments.</text:span></text:p>
            <text:p text:style-name="P18">So here, enter the command:</text:p>
            <text:p text:style-name="P29"><text:span text:style-name="Strong_20_Emphasis"><text:span text:style-name="T1">echo Hi all! I love this Bootcamp &gt; Announcement.txt</text:span></text:span></text:p>
          </text:list-item>
          <text:list-item>
            <text:p text:style-name="P6">ls Hi all! I love this Bootcamp &gt; Announcement.txt</text:p>
          </text:list-item>
        </text:list>
        <text:p text:style-name="P14">Score: 0.00</text:p>
      </text:section>
      <text:section text:style-name="Sect1" text:name="4171">
        <text:p text:style-name="P1">5)</text:p>
        <text:p text:style-name="P2"><text:span text:style-name="Strong_20_Emphasis"><text:span text:style-name="T1">What command would you use to display the content of the new file you created onto your screen?</text:span></text:span></text:p>
        <text:list xml:id="list7057863796667007646" text:style-name="L5">
          <text:list-item>
            <text:p text:style-name="P7">cd “Announcement.txt”</text:p>
          </text:list-item>
          <text:list-item>
            <text:p text:style-name="P7">start “Announcement.txt”</text:p>
          </text:list-item>
          <text:list-item>
            <text:p text:style-name="P7">type “Announcement.txt”<text:tab/><text:tab/>r</text:p>
            <text:p text:style-name="P19">Comments:</text:p>
            <text:p text:style-name="P30"><text:span text:style-name="T1">The </text:span><text:span text:style-name="Strong_20_Emphasis"><text:span text:style-name="T1">type </text:span></text:span><text:span text:style-name="T1">command displays the contents of a text file.</text:span></text:p>
            <text:p text:style-name="P19">So to display the content of the new file you created on your screen, run the command:</text:p>
            <text:p text:style-name="P30"><text:span text:style-name="Strong_20_Emphasis"><text:span text:style-name="T1">type “Announcement.txt”</text:span></text:span></text:p>
          </text:list-item>
          <text:list-item>
            <text:p text:style-name="P7">dir “Announcement.txt”</text:p>
          </text:list-item>
        </text:list>
        <text:p text:style-name="P14">Score: 0.00</text:p>
      </text:section>
      <text:section text:style-name="Sect1" text:name="4172">
        <text:p text:style-name="P1">6)</text:p>
        <text:p text:style-name="P2"><text:span text:style-name="Strong_20_Emphasis"><text:span text:style-name="T1">What command would you use to rename the file you created from “Announcement.txt” to “SeeYa.txt”?</text:span></text:span></text:p>
        <text:list xml:id="list4837623501789069629" text:style-name="L6">
          <text:list-item>
            <text:p text:style-name="P8">change Announcement.txt SeeYa.txt</text:p>
          </text:list-item>
          <text:list-item>
            <text:p text:style-name="P8">rename Announcement.txt SeeYa.txt<text:tab/><text:tab/>r</text:p>
            <text:p text:style-name="P20">Comments:</text:p>
            <text:p text:style-name="P31"><text:span text:style-name="T1">The </text:span><text:span text:style-name="Strong_20_Emphasis"><text:span text:style-name="T1">rename </text:span></text:span><text:span text:style-name="T1">command changes the name of a file or files.</text:span></text:p>
            <text:p text:style-name="P20">So to rename the file you created from “Announcement.txt” to “SeeYa.txt,” type the command:</text:p>
            <text:p text:style-name="P31"><text:span text:style-name="Strong_20_Emphasis"><text:span text:style-name="T1">rename Announcement.txt SeeYa.txt</text:span></text:span></text:p>
          </text:list-item>
          <text:list-item>
            <text:p text:style-name="P8">cd Announcement.txt SeeYa.txt</text:p>
          </text:list-item>
          <text:list-item>
            <text:p text:style-name="P8">name -r Announcement.txt SeeYa.txt</text:p>
          </text:list-item>
        </text:list>
        <text:p text:style-name="P14">Score: 0.00</text:p>
      </text:section>
      <text:section text:style-name="Sect1" text:name="4173">
        <text:p text:style-name="P1">7)</text:p>
        <text:p text:style-name="P2"><text:span text:style-name="Strong_20_Emphasis"><text:span text:style-name="T1">What command would you use to list the files and folders in the current directory?</text:span></text:span></text:p>
        <text:list xml:id="list5285749273384153398" text:style-name="L7">
          <text:list-item>
            <text:p text:style-name="P9"><text:soft-page-break/>ls</text:p>
          </text:list-item>
          <text:list-item>
            <text:p text:style-name="P9">list</text:p>
          </text:list-item>
          <text:list-item>
            <text:p text:style-name="P9">dir<text:tab/><text:tab/>r</text:p>
            <text:p text:style-name="P21">Comments:</text:p>
            <text:p text:style-name="P32"><text:span text:style-name="T1">The </text:span><text:span text:style-name="Strong_20_Emphasis"><text:span text:style-name="T1">dir</text:span></text:span><text:span text:style-name="T1"> command lists the files and folders in the current directory.</text:span></text:p>
          </text:list-item>
          <text:list-item>
            <text:p text:style-name="P9">show</text:p>
          </text:list-item>
        </text:list>
        <text:p text:style-name="P14">Score: 0.00</text:p>
      </text:section>
      <text:section text:style-name="Sect1" text:name="4174">
        <text:p text:style-name="P1">8)</text:p>
        <text:p text:style-name="P2"><text:span text:style-name="Strong_20_Emphasis"><text:span text:style-name="T1">What command would you use to copy the file you created to the location: c:\users\public?</text:span></text:span></text:p>
        <text:list xml:id="list5362120394556029635" text:style-name="L8">
          <text:list-item>
            <text:p text:style-name="P10">call c:\users\administrator\desktop\Bootcamp_Time\SeeYa.txt c:\users\public\SeeYa.txt</text:p>
          </text:list-item>
          <text:list-item>
            <text:p text:style-name="P10">ren c:\users\administrator\desktop\Bootcamp_Time\SeeYa.txt c:\users\public\SeeYa.txt</text:p>
          </text:list-item>
          <text:list-item>
            <text:p text:style-name="P10">copy c:\users\administrator\desktop\Bootcamp_Time\SeeYa.txt c:\users\public\SeeYa.txt (r)</text:p>
            <text:p text:style-name="P22">Comments:</text:p>
            <text:p text:style-name="P33"><text:span text:style-name="T1">The </text:span><text:span text:style-name="Strong_20_Emphasis"><text:span text:style-name="T1">copy </text:span></text:span><text:span text:style-name="T1">command duplicates a file to a specified location. In this case, run the command:</text:span></text:p>
            <text:p text:style-name="P33"><text:span text:style-name="Strong_20_Emphasis"><text:span text:style-name="T1">copy c:\users\administrator\desktop\Bootcamp_Time\SeeYa.txt c:\users\public\SeeYa.txt</text:span></text:span></text:p>
          </text:list-item>
          <text:list-item>
            <text:p text:style-name="P10">duplicate c:\users\administrator\desktop\Bootcamp_Time\SeeYa.txt c:\users\public\SeeYa.txt</text:p>
          </text:list-item>
        </text:list>
        <text:p text:style-name="P14">Score: 0.00</text:p>
      </text:section>
      <text:section text:style-name="Sect1" text:name="4175">
        <text:p text:style-name="P1">9)</text:p>
        <text:p text:style-name="P2"><text:span text:style-name="Strong_20_Emphasis"><text:span text:style-name="T1">What command would you use to delete the old file located in the Bootcamp_Time directory, leaving one copy of the text file you created in c:\users\public?</text:span></text:span></text:p>
        <text:list xml:id="list6951221367393996748" text:style-name="L9">
          <text:list-item>
            <text:p text:style-name="P11">remove c:\users\administrator\desktop\Bootcamp_Time\SeeYa.txt</text:p>
          </text:list-item>
          <text:list-item>
            <text:p text:style-name="P11">er c:\users\administrator\desktop\Bootcamp_Time\SeeYa.txt</text:p>
          </text:list-item>
          <text:list-item>
            <text:p text:style-name="P11">del c:\users\administrator\desktop\Bootcamp_Time\SeeYa.txt<text:tab/><text:tab/>r</text:p>
            <text:p text:style-name="P23">Comments:</text:p>
            <text:p text:style-name="P34"><text:span text:style-name="T1">The </text:span><text:span text:style-name="Strong_20_Emphasis"><text:span text:style-name="T1">del</text:span></text:span><text:span text:style-name="T1"> command is used to delete files. In this case, type:</text:span></text:p>
            <text:p text:style-name="P34"><text:span text:style-name="Strong_20_Emphasis"><text:span text:style-name="T1">del c:\users\administrator\desktop\Bootcamp_Time\SeeYa.txt</text:span></text:span></text:p>
            <text:p text:style-name="P34"><text:span text:style-name="T1">Did you know the </text:span><text:span text:style-name="Strong_20_Emphasis"><text:span text:style-name="T1">erase</text:span></text:span><text:span text:style-name="T1"> command has the same function as the </text:span><text:span text:style-name="Strong_20_Emphasis"><text:span text:style-name="T1">del</text:span></text:span><text:span text:style-name="T1"> command?</text:span></text:p>
          </text:list-item>
          <text:list-item>
            <text:p text:style-name="P11">delete c:\users\administrator\desktop\Bootcamp_Time\SeeYa.txt</text:p>
          </text:list-item>
        </text:list>
        <text:p text:style-name="P14">Score: 0.00</text:p>
      </text:section>
      <text:section text:style-name="Sect1" text:name="4176">
        <text:p text:style-name="P1">10)</text:p>
        <text:p text:style-name="P2"><text:span text:style-name="Strong_20_Emphasis"><text:span text:style-name="T1">What command would you use to perform the previous two steps using only one command?</text:span></text:span></text:p>
        <text:list xml:id="list3896223671560218532" text:style-name="L10">
          <text:list-item>
            <text:p text:style-name="P12">move c:\users\administrator\desktop\Bootcamp_Time\SeeYa.txt c:\users\public\SeeYa.txt (r)</text:p>
            <text:p text:style-name="P24">Comments:</text:p>
            <text:p text:style-name="P35"><text:span text:style-name="T1">The </text:span><text:span text:style-name="Strong_20_Emphasis"><text:span text:style-name="T1">move</text:span></text:span><text:span text:style-name="T1"> command is used to move files from one directory to another.</text:span></text:p>
            <text:p text:style-name="P24">You could perform the previous two steps by running the single command:</text:p>
            <text:p text:style-name="P35"><text:soft-page-break/><text:span text:style-name="Strong_20_Emphasis"><text:span text:style-name="T1">move c:\users\administrator\desktop\Bootcamp_Time\SeeYa.txt c:\users\public\SeeYa.txt</text:span></text:span></text:p>
            <text:p text:style-name="P35"><text:span text:style-name="T1">Did you know you could use the </text:span><text:span text:style-name="Strong_20_Emphasis"><text:span text:style-name="T1">move</text:span></text:span><text:span text:style-name="T1"> command to rename programs, and “move” a file from one name to another.</text:span></text:p>
          </text:list-item>
          <text:list-item>
            <text:p text:style-name="P12">shift c:\users\administrator\desktop\Bootcamp_Time\SeeYa.txt c:\users\public\SeeYa.txt</text:p>
          </text:list-item>
          <text:list-item>
            <text:p text:style-name="P12">copy\del c:\users\administrator\desktop\Bootcamp_Time\SeeYa.txt c:\users\public\SeeYa.txt</text:p>
          </text:list-item>
          <text:list-item>
            <text:p text:style-name="P12">replace c:\users\administrator\desktop\Bootcamp_Time\SeeYa.txt c:\users\public\SeeYa.txt</text:p>
          </text:list-item>
        </text:list>
        <text:p text:style-name="P14">Score: 0.00</text:p>
      </text:section>
      <text:section text:style-name="Sect1" text:name="4177">
        <text:p text:style-name="P1">11)</text:p>
        <text:p text:style-name="P2"><text:span text:style-name="Strong_20_Emphasis"><text:span text:style-name="T1">From the c:\users\public  directory, what command would you use to change the extension of the file SeeYa from SeeYa.txt to SeeYa.html?</text:span></text:span></text:p>
        <text:list xml:id="list3578488501018671497" text:style-name="L11">
          <text:list-item>
            <text:p text:style-name="P13">ext SeeYa.txt SeeYa.html</text:p>
          </text:list-item>
          <text:list-item>
            <text:p text:style-name="P13">change SeeYa.txt SeeYa.html</text:p>
          </text:list-item>
          <text:list-item>
            <text:p text:style-name="P13">rename SeeYa.txt SeeYa.html<text:tab/><text:tab/>r</text:p>
            <text:p text:style-name="P25">Comments:</text:p>
            <text:p text:style-name="P25">The first step is to enter the correct directory, do this by typing the command:</text:p>
            <text:p text:style-name="P36"><text:span text:style-name="Strong_20_Emphasis"><text:span text:style-name="T1">cd c:\users\public</text:span></text:span></text:p>
            <text:p text:style-name="P25">The second step is to rename the file, and change the extension by running the command:</text:p>
            <text:p text:style-name="P36"><text:span text:style-name="Strong_20_Emphasis"><text:span text:style-name="T1">rename SeeYa.txt SeeYa.html</text:span></text:span></text:p>
          </text:list-item>
          <text:list-item>
            <text:p text:style-name="P13">alt SeeYa.txt SeeYa.html</text:p>
          </text:list-item>
        </text:list>
        <text:p text:style-name="P14">Score: 0.00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nter" svg:font-family="Inter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7M23S</meta:editing-duration>
    <meta:editing-cycles>3</meta:editing-cycles>
    <meta:generator>OpenOffice/4.1.14$Win32 OpenOffice.org_project/4114m1$Build-9811</meta:generator>
    <dc:date>2023-11-08T11:21:06.44</dc:date>
    <meta:document-statistic meta:table-count="0" meta:image-count="0" meta:object-count="0" meta:page-count="4" meta:paragraph-count="122" meta:word-count="789" meta:character-count="5284"/>
    <dc:creator>kaos sevdalisi</dc:creator>
    <meta:user-defined meta:name="Info 1"/>
    <meta:user-defined meta:name="Info 2"/>
    <meta:user-defined meta:name="Info 3"/>
    <meta:user-defined meta:name="Info 4"/>
  </office:meta>
</office:document-meta>
</file>